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n, Grass, Shears</text:p>
      <text:p text:style-name="Standard">Farmer John recently started noticing that his cows have been playing a game which they call “Horn, Grass, Shears.” The rules of the game are as follows: Two cows count to five and then at the same time, they make a sign that represents one of three symbols: a horn, a blade of grass, or a pair of shears. Horn beats shears, shears beat grass, and grass beats horn. For example, if cow 1 signs “shears” and the second cow signs “horn”, then the second cow wins. If both cows put up the same sign, they tie.</text:p>
      <text:p text:style-name="Standard"/>
      <text:p text:style-name="Standard">One day, Farmer John decides to watch his cows play N (1≤N≤100). However, he cannot tell which sign the cows make represent which symbol. Thus, he has numbered the signs 1, 2, and 3. Given the numbered signs the cows make over the N games, help Farmer John determine the maximum number of games the first cow could have won.</text:p>
      <text:p text:style-name="Standard"/>
      <text:p text:style-name="Standard">INPUT FORMAT</text:p>
      <text:p text:style-name="Standard"/>
      <text:p text:style-name="Standard">The first line of the input contains N. Each of the remaining N lines contains two integers that are 1, 2, or 3, depicting a game from Farmer John’s point of view. The first integer represents the sign made by the first cow, and the second integer represents the sign made by the second cow.</text:p>
      <text:p text:style-name="Standard"/>
      <text:p text:style-name="Standard">OUTPUT FORMAT</text:p>
      <text:p text:style-name="Standard"/>
      <text:p text:style-name="Standard">Print the maximum number of games that the first cow could have won.</text:p>
      <text:p text:style-name="Standard"/>
      <text:p text:style-name="Standard">SAMPLE INPUT</text:p>
      <text:p text:style-name="Standard"/>
      <text:p text:style-name="Standard">6</text:p>
      <text:p text:style-name="Standard">1 2</text:p>
      <text:p text:style-name="Standard">2 3</text:p>
      <text:p text:style-name="Standard">3 3</text:p>
      <text:p text:style-name="Standard">3 2</text:p>
      <text:p text:style-name="Standard">2 1</text:p>
      <text:p text:style-name="Standard">1 3</text:p>
      <text:p text:style-name="Standard">SAMPLE OUTPUT</text:p>
      <text:p text:style-name="Standard"/>
      <text:p text:style-name="Standard">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08:50:47.039000000</meta:creation-date>
    <dc:date>2022-04-19T23:50:18.858000000</dc:date>
    <meta:editing-duration>P1DT14H48M46S</meta:editing-duration>
    <meta:editing-cycles>2</meta:editing-cycles>
    <meta:generator>LibreOffice/5.4.6.2$Windows_X86_64 LibreOffice_project/4014ce260a04f1026ba855d3b8d91541c224eab8</meta:generator>
    <meta:print-date>2022-04-18T13:50:57.285000000</meta:print-date>
    <meta:document-statistic meta:table-count="0" meta:image-count="0" meta:object-count="0" meta:page-count="1" meta:paragraph-count="17" meta:word-count="250" meta:character-count="1278" meta:non-whitespace-character-count="1045"/>
  </office:meta>
</office:document-meta>
</file>